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5A000000EC4CD32483.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Grande" svg:font-family="LucidaGrande"/>
    <style:font-face style:name="OpenSymbol" svg:font-family="OpenSymbol"/>
    <style:font-face style:name="Tahoma2" svg:font-family="Tahoma"/>
    <style:font-face style:name="Courier New" svg:font-family="'Courier New'" style:font-family-generic="modern" style:font-pitch="fixed"/>
    <style:font-face style:name="Monaco" svg:font-family="Monaco"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style:text-outline="false" style:text-line-through-style="none" style:font-name="Arial" fo:font-size="10.5pt" fo:language="es" fo:country="ES"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text-emphasize="none" style:text-overline-style="none" style:text-overline-color="font-color"/>
    </style:style>
    <style:style style:name="P13" style:family="paragraph" style:parent-style-name="Standard" style:list-style-name="L1">
      <style:paragraph-properties fo:text-align="justify" style:justify-single-word="false"/>
      <style:text-properties style:use-window-font-color="true" style:text-outline="false" style:text-line-through-style="none" style:font-name="Arial" fo:font-size="10.5pt" fo:language="es" fo:country="ES"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text-emphasize="none" style:text-overline-style="none" style:text-overline-color="font-color"/>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1">
      <style:paragraph-properties fo:text-align="justify" style:justify-single-word="false"/>
      <style:text-properties fo:color="#000000" style:text-outline="false" style:text-line-through-style="none" style:font-name="Courier New" fo:font-size="11pt" fo:language="es" fo:country="ES" fo:font-style="normal" fo:text-shadow="none" style:text-underline-style="none" fo:font-weight="bold" style:font-name-asian="Courier New" style:font-size-asian="11pt" style:language-asian="zxx" style:country-asian="none" style:font-style-asian="normal" style:font-weight-asian="bold" style:font-name-complex="Courier New" style:font-size-complex="11pt" style:language-complex="ar" style:country-complex="SA" style:font-style-complex="normal" style:font-weight-complex="bold" style:text-emphasize="none" style:text-overline-style="none" style:text-overline-color="font-color"/>
    </style:style>
    <style:style style:name="P16" style:family="paragraph" style:parent-style-name="Standard">
      <style:paragraph-properties fo:margin-left="1.251cm" fo:margin-right="0cm" fo:text-align="justify" style:justify-single-word="false" fo:text-indent="0cm" style:auto-text-indent="false"/>
      <style:text-properties style:use-window-font-color="true" style:text-outline="false" style:text-line-through-style="none" style:font-name="Courier New1" fo:font-size="9pt" fo:language="es" fo:country="ES" fo:font-style="normal" fo:text-shadow="none" style:text-underline-style="none" fo:font-weight="normal"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text-emphasize="none" style:text-overline-style="none" style:text-overline-color="font-color"/>
    </style:style>
    <style:style style:name="T1" style:family="text">
      <style:text-properties style:font-name="Courier New" fo:font-size="11pt" style:font-size-asian="11pt" style:font-size-complex="11pt"/>
    </style:style>
    <style:style style:name="T2" style:family="text">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4" style:family="text">
      <style:text-properties fo:color="#000000" style:text-outline="false" style:text-line-through-style="none" style:font-name="Courier New" fo:font-size="11pt" fo:language="es" fo:country="ES" fo:font-style="normal" fo:text-shadow="none" style:text-underline-style="none" fo:font-weight="bold" style:font-name-asian="Courier New" style:font-size-asian="11pt" style:language-asian="zxx" style:country-asian="none" style:font-style-asian="normal" style:font-weight-asian="bold" style:font-name-complex="Courier New" style:font-size-complex="11pt" style:language-complex="ar" style:country-complex="SA" style:font-style-complex="normal" style:font-weight-complex="bold" style:text-emphasize="none" style:text-overline-style="none" style:text-overline-color="font-color"/>
    </style:style>
    <style:style style:name="T5" style:family="text">
      <style:text-properties fo:color="#000000" style:text-outline="false" style:text-line-through-style="none" style:font-name="Courier New" fo:font-size="11pt" fo:text-shadow="none" fo:font-weight="bold" style:font-name-asian="Courier New" style:font-size-asian="11pt" style:font-weight-asian="bold" style:font-name-complex="Courier New" style:font-size-complex="11pt" style:font-weight-complex="bold" style:text-emphasize="none" style:text-overline-style="none" style:text-overline-color="font-color"/>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list xml:id="list6053899303184238556" text:style-name="L1">
        <text:list-item>
          <text:p text:style-name="P11">Crea un bloque anónimo para hacer que aparezca la frase “Hola Mundo” en la pantalla.</text:p>
          <text:p text:style-name="P11"><text:s/></text:p>
        </text:list-item>
        <text:list-item>
          <text:p text:style-name="P11">Ejecuta de ikas el script tablas_fase1.sql y compruébalo.</text:p>
          <text:p text:style-name="P11">Crea un bloque anónimo <text:s/>PL/SQL que seleccione el identificador de centro más alto en la tabla CENTROS e imprime el siguiente mensaje en pantalla:</text:p>
          <text:list>
            <text:list-header>
              <text:p text:style-name="P11">El ultimo identificador de centro es: XX</text:p>
            </text:list-header>
          </text:list>
          <text:p text:style-name="P11">¿Te devuelve algo?</text:p>
          <text:p text:style-name="P11"/>
        </text:list-item>
        <text:list-item>
          <text:p text:style-name="P11">Modifica el bloque anónimo anterior para que informe si la tabla CENTROS está vacía.</text:p>
          <text:p text:style-name="P11">Ejecuta el bloque PL/SQL y comprueba el resultado.</text:p>
          <text:p text:style-name="P11">Ejecuta de ikas datos_tablas_fase1.sql y compruébalo.</text:p>
        </text:list-item>
      </text:list>
      <text:p text:style-name="P8"/>
      <text:list xml:id="list1066589323" text:continue-numbering="true" text:style-name="L1">
        <text:list-item>
          <text:p text:style-name="P14"><text:span text:style-name="T2">Crea un bloque anónimo PL/SQL que inserta un nuevo centro en la tabla CENTROS. Guarda el bloque en un fichero llamado </text:span><text:span text:style-name="T4">p1q4.sql</text:span><text:span text:style-name="T2">. Sigue los pasos que se te indican:</text:span></text:p>
          <text:list>
            <text:list-item>
              <text:p text:style-name="P11">Comprueba que la tabla no este vacía.</text:p>
            </text:list-item>
            <text:list-item>
              <text:p text:style-name="P11">Comprueba que no hay ningún centro con el nombre Abrera.</text:p>
            </text:list-item>
            <text:list-item>
              <text:p text:style-name="P11">Si se cumple lo anterior, inserta el centro:</text:p>
              <text:list>
                <text:list-item>
                  <text:p text:style-name="P11">nombre centro: Abrera.</text:p>
                </text:list-item>
                <text:list-item>
                  <text:p text:style-name="P11">Deja el resto con valores nulos.</text:p>
                </text:list-item>
              </text:list>
            </text:list-item>
          </text:list>
        </text:list-item>
      </text:list>
      <text:p text:style-name="P7"/>
      <text:p text:style-name="P7">Ejecuta el bloque PL/SQL y después comprueba el nuevo centro que ha creado.</text:p>
      <text:list xml:id="list1037019996" text:continue-numbering="true" text:style-name="L1">
        <text:list-item>
          <text:list>
            <text:list-header>
              <text:p text:style-name="P11"><text:s/></text:p>
            </text:list-header>
          </text:list>
        </text:list-item>
        <text:list-item>
          <text:p text:style-name="P14"><text:span text:style-name="T2"><text:s/>Cree un bloque PL/SQL anónimo que actualice la provincia de localización del nuevo centro que se agregó en la práctica anterior. Guarda el bloque en un fichero llamado </text:span><text:span text:style-name="T4">p1q5.sql</text:span><text:span text:style-name="T2">. Ten en cuenta lo siguiente:</text:span></text:p>
          <text:list>
            <text:list-item>
              <text:p text:style-name="P11"><text:span text:style-name="T6">Para simplificar el ejercicio</text:span>, utiliza una variable que contenga el valor del identificador de centro que se agregó en la práctica anterior y otra variable para la provincia de la localización. </text:p>
              <text:p text:style-name="P11"/>
            </text:list-item>
          </text:list>
        </text:list-item>
      </text:list>
      <text:p text:style-name="P7">Ejecuta el bloque PL/SQL y después comprueba que el centro se ha actualizado.</text:p>
      <text:p text:style-name="P9"/>
      <text:list xml:id="list134063564" text:continue-numbering="true" text:style-name="L1">
        <text:list-item>
          <text:p text:style-name="P14"><text:span text:style-name="T2">Desarrolla un procedimiento, llamado </text:span><text:span text:style-name="T3">ver_trabajador</text:span><text:span text:style-name="T2">, que visualice el primer apellido y la fecha de nacimiento de </text:span><text:span text:style-name="T3">todos</text:span><text:span text:style-name="T2"> los trabajadores ordenados por apellido. Si no tiene fecha de nacimiento aparecerá el literal 'INEXISTENTE'. Ten en cuenta que tu sentencia SELECT va a devolver mas de un valor. Guarda el procedimiento en un fichero llamado </text:span><text:span text:style-name="T4"><text:s/>p1q6.sql</text:span></text:p>
        </text:list-item>
      </text:list>
      <text:p text:style-name="P7">Realízalo de tres formas (loop, while, for).</text:p>
      <text:p text:style-name="P8"/>
      <text:list xml:id="list412244289" text:continue-numbering="true" text:style-name="L1">
        <text:list-item>
          <text:p text:style-name="P14"><text:span text:style-name="T2"><text:s/>Escribe un procedimiento, llamado </text:span><text:span text:style-name="T3">ver_trabajador_centros</text:span><text:span text:style-name="T2">, que muestre el nombre de cada centro y el número de trabajadores que tiene. En el caso que un centro no tenga trabajadores, queremos que se visualice un 0. Guarda el procedimiento en un fichero llamado </text:span><text:span text:style-name="T4"><text:s/>p1q7.sql</text:span></text:p>
          <text:p text:style-name="P11">Realízalo de dos formas (while y for).</text:p>
          <text:p text:style-name="P11"/>
        </text:list-item>
        <text:list-item>
          <text:p text:style-name="P11"><text:s/>Crea un bloque PL/SQL que suprima el centro que creó en el ejercicio 1. <text:s/>Guarda el bloque en un fichero llamado <text:span text:style-name="T5"><text:s/>p1q8.sql</text:span></text:p>
          <text:list>
            <text:list-item>
              <text:p text:style-name="P11"><text:span text:style-name="T6">Para simplificar el ejercicio</text:span>, utiliza una variable que contenga el valor del identificador de <text:s/>centro que se agregó.</text:p>
            </text:list-item>
            <text:list-item>
              <text:p text:style-name="P11">Suprimirá el centro e informará, en pantalla, el número de filas eliminadas.</text:p>
            </text:list-item>
            <text:list-item>
              <text:p text:style-name="P11">Si no borra ningún centro sacará el mensaje 'EL CENTRO <text:s/>xx NO EXISTE', y si borra informará de la cantidad borrada, y confirmará la transacción.</text:p>
            </text:list-item>
          </text:list>
          <text:p text:style-name="P11">Ejecuta el bloque PL/SQL y después confirma que el centro se ha suprimido.</text:p>
          <text:p text:style-name="P11"><text:soft-page-break/></text:p>
        </text:list-item>
        <text:list-item>
          <text:p text:style-name="P11"><text:s/>Partiendo del bloque anónimo PL/SQL del ejercicio 4, crea un procedimiento almacenado llamado insert_centro, que inserta un nuevo centro en la tabla CENTROS. Guarda el bloque en un fichero llamado <text:span text:style-name="T5">p1q9.sql. </text:span></text:p>
          <text:p text:style-name="P15"/>
          <text:p text:style-name="P13">El nombre del centro y la provincia lo pasarán como parámetros.</text:p>
          <text:p text:style-name="P13"/>
          <text:p text:style-name="P13">Los errores los controlarás utilizando excepciones definidas por ti, RAISE y RAISE_APPLICATION_ERROR. </text:p>
          <text:p text:style-name="P13"/>
          <text:p text:style-name="P13">Las excepciones definidas por el usuario, son un recurso que se usa para forzar el salto desde la lógica del bloque begin al bloque exception. </text:p>
          <text:p text:style-name="P13"/>
          <text:p text:style-name="P13">El procedimiento nativo RAISE_APPLICATION_ERROR es un modo de generar nuestras excepciones forzando a que la ejecución aborte. Este recurso es de gran ayuda dado que permite interrumpir la ejecución de un proceso dotando a la excepción de un código y un mensaje personalizado. A la función raise_application_error se le pasan dos parámetros, en primer lugar el código de error con el que queramos catalogar el tipo de error, y en segundo lugar el mensaje de error.</text:p>
          <text:p text:style-name="P13"/>
          <text:p text:style-name="P13">Nuestro procedimiento almacenado utilizará bloques anidados. Es posible encapsular varias instrucciones, o llamadas a procedimientos y funciones, para darles un tratamiento de error concreto y poder seguir la ejecución del algoritmo sin que aborte. Así en el bloque de código principal se implementa otro procedimiento de modo se si ocurre un error, por ejemplo de tipo no_dara_found, el proceso sigue como si nada, dado que se ha indicado la instrucción null como tratamiento a tal excepción, Sin embargo si el error es de otro tipo, al no tener un tratamiento la excepción se propaga y aborta la ejecución. Si se quiere, es posible darle un tratamiento a cualquier error añadiendo el apartado de excepciones en el bloque de código principal.</text:p>
          <text:p text:style-name="P13">Estructura general:</text:p>
        </text:list-item>
      </text:list>
      <text:p text:style-name="P16">begin</text:p>
      <text:p text:style-name="P16"><text:s text:c="3"/>-- lineas de código bloque principal </text:p>
      <text:p text:style-name="P16"/>
      <text:p text:style-name="P16"><text:s text:c="3"/>begin</text:p>
      <text:p text:style-name="P16"><text:s text:c="4"/>–- lineas de código bloque encapsulado</text:p>
      <text:p text:style-name="P16"><text:s text:c="6"/>…;</text:p>
      <text:p text:style-name="P16"><text:s text:c="4"/>–- lineas de código de excepcion encapsulado</text:p>
      <text:p text:style-name="P16"><text:s text:c="3"/>exception</text:p>
      <text:p text:style-name="P16"><text:s text:c="6"/>when no_data_found then</text:p>
      <text:p text:style-name="P16"><text:s text:c="9"/>null;</text:p>
      <text:p text:style-name="P16"><text:s text:c="3"/>end;</text:p>
      <text:p text:style-name="P16"><text:s text:c="3"/></text:p>
      <text:p text:style-name="P16"><text:s text:c="3"/></text:p>
      <text:p text:style-name="P16"><text:s text:c="3"/>-- –- lineas de código de excepcion principal</text:p>
      <text:p text:style-name="P16">exception </text:p>
      <text:p text:style-name="P16"><text:s text:c="3"/>when others then</text:p>
      <text:p text:style-name="P16"><text:s text:c="6"/>dbms_output.put_line('Se ha producido el siguiente error: '|| SQLERRM);</text:p>
      <text:p text:style-name="P16">end; </text:p>
      <text:p text:style-name="P12"/>
      <text:list xml:id="list723789845" text:continue-numbering="true" text:style-name="L1">
        <text:list-header>
          <text:p text:style-name="P13">En el bloque encapsulado buscaremos si ya existe un centro con ese nombre y el error lo enviaremos al bloque principal con RAISE. En el bloque principal insertaremos el centro si es posible, y el error lo controlaremos con RAISE_APPLICATION_ERROR.</text:p>
          <text:p text:style-name="P13"/>
        </text:list-header>
        <text:list-item>
          <text:p text:style-name="P11">Visualiza todos los procedimientos y funciones del usuario almacenados en la base de datos y su estado. Para ello utiliza la tabla <text:span text:style-name="T1">USER_OBJECTS</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Grande" svg:font-family="LucidaGrande"/>
    <style:font-face style:name="OpenSymbol" svg:font-family="OpenSymbol"/>
    <style:font-face style:name="Tahoma2" svg:font-family="Tahoma"/>
    <style:font-face style:name="Courier New" svg:font-family="'Courier New'" style:font-family-generic="modern" style:font-pitch="fixed"/>
    <style:font-face style:name="Monaco" svg:font-family="Monaco"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45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4CD32483.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04-15T17:30:14.55</meta:creation-date>
    <meta:editing-cycles>45</meta:editing-cycles>
    <meta:editing-duration>PT6H16M12S</meta:editing-duration>
    <meta:initial-creator>Blanca I-I</meta:initial-creator>
    <dc:date>2016-02-29T17:41:23</dc:date>
    <dc:creator>B. I-I </dc:creator>
    <meta:document-statistic meta:table-count="1" meta:image-count="1" meta:object-count="0" meta:page-count="2" meta:paragraph-count="59" meta:word-count="858" meta:character-count="5452"/>
    <meta:user-defined meta:name="Info 1"/>
    <meta:user-defined meta:name="Info 2"/>
    <meta:user-defined meta:name="Info 3"/>
    <meta:user-defined meta:name="Info 4"/>
  </office:meta>
</office:document-meta>
</file>